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7D08B2F9DDC139CCABE.png" manifest:media-type="image/png"/>
  <manifest:file-entry manifest:full-path="Pictures/1000000100000F000000087095C4DD2D68978862.png" manifest:media-type="image/png"/>
  <manifest:file-entry manifest:full-path="Pictures/100000010000025800000258A0A7B9292A2BAB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808cm" fo:min-width="1.406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413cm" svg:height="2.413cm" svg:x="13.335cm" svg:y="1.27cm">
          <draw:image xlink:href="Pictures/100000010000025800000258A0A7B9292A2BABE1.png" xlink:type="simple" xlink:show="embed" xlink:actuate="onLoad" draw:mime-type="image/png">
            <text:p/>
          </draw:image>
        </draw:frame>
        <draw:frame draw:style-name="gr1" draw:text-style-name="P1" draw:layer="layout" svg:width="5.646cm" svg:height="3.176cm" svg:x="14.605cm" svg:y="5.714cm">
          <draw:image xlink:href="Pictures/1000000100000F000000087095C4DD2D68978862.png" xlink:type="simple" xlink:show="embed" xlink:actuate="onLoad" draw:mime-type="image/png">
            <text:p/>
          </draw:image>
        </draw:frame>
        <draw:custom-shape draw:style-name="gr2" draw:text-style-name="P1" draw:layer="layout" svg:width="3.81cm" svg:height="3.175cm" svg:x="12.7cm" svg:y="3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572cm" svg:height="3.048cm" svg:x="8.763cm" svg:y="5.842cm">
          <draw:image xlink:href="Pictures/1000000100000BB8000007D08B2F9DDC139CCA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1:37:02.076251293</meta:creation-date>
    <dc:date>2024-09-04T21:42:27.785665229</dc:date>
    <meta:editing-duration>PT5M26S</meta:editing-duration>
    <meta:editing-cycles>1</meta:editing-cycles>
    <meta:document-statistic meta:object-count="27"/>
    <meta:generator>LibreOffice/7.3.7.2$Linux_X86_64 LibreOffice_project/30$Build-2</meta:generator>
  </office:meta>
</office:document-meta>
</file>